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8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7">
      <style:paragraph-properties fo:margin-left="0.5in" fo:margin-right="0in" fo:margin-top="0in" fo:margin-bottom="0.0429in" loext:contextual-spacing="false" fo:text-indent="-0.25in" style:auto-text-indent="false"/>
    </style:style>
    <style:style style:name="P34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8">
      <style:paragraph-properties fo:margin-left="0.5in" fo:margin-right="0in" fo:margin-top="0in" fo:margin-bottom="0.0429in" loext:contextual-spacing="false" fo:text-indent="-0.25in" style:auto-text-indent="false"/>
    </style:style>
    <style:style style:name="P36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37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8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39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/>
    </style:style>
    <style:style style:name="P40" style:family="paragraph" style:parent-style-name="Standard">
      <style:paragraph-properties fo:margin-left="0in" fo:margin-right="0in" fo:text-indent="0in" style:auto-text-indent="false"/>
    </style:style>
    <style:style style:name="P41" style:family="paragraph" style:parent-style-name="Standard">
      <style:paragraph-properties fo:break-before="auto" fo:break-after="auto"/>
    </style:style>
    <style:style style:name="P42" style:family="paragraph" style:parent-style-name="Heading_20_1" style:list-style-name="WWNum5"/>
    <style:style style:name="P4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bookmark text:name="_aczyuw2yex2w"/><text:span text:style-name="T1">Sistemas operativos en red</text:span><text:span text:style-name="T2"><text:line-break/></text:span><text:span text:style-name="T3">UD 05. Actividades Evaluabl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Septiembre 2023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dbh0n1vac4c8" text:style-name="Index_20_Link" text:visited-style-name="Index_20_Link"><text:span text:style-name="T17">1. Fecha de entrega<text:tab/>3</text:span></text:a></text:p>
          <text:p text:style-name="P13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3"><text:a xlink:type="simple" xlink:href="#_4owcmsjlyn6b" text:style-name="Index_20_Link" text:visited-style-name="Index_20_Link"><text:span text:style-name="T17">3. Actividad 01<text:tab/>3</text:span></text:a></text:p>
          <text:p text:style-name="P13"><text:a xlink:type="simple" xlink:href="#_9bbw7k88gyj3" text:style-name="Index_20_Link" text:visited-style-name="Index_20_Link"><text:span text:style-name="T17">4. Actividad 02</text:span></text:a><text:a xlink:type="simple" xlink:href="#_9bbw7k88gyj3" text:style-name="Index_20_Link" text:visited-style-name="Index_20_Link"><text:span text:style-name="T18"><text:tab/>4</text:span></text:a></text:p>
        </text:index-body>
      </text:table-of-content>
      <text:p text:style-name="P12"/>
      <text:p text:style-name="P15"/>
      <text:p text:style-name="P16"><text:span text:style-name="T14">UD05. Actividades evaluables 01</text:span></text:p>
      <text:list xml:id="list3094304287" text:style-name="WWNum5">
        <text:list-item>
          <text:p text:style-name="P42"><text:bookmark text:name="_dbh0n1vac4c8"/>Fecha de entrega</text:p>
        </text:list-item>
      </text:list>
      <text:p text:style-name="Standard"><text:span text:style-name="T10">Fecha límite de entrega: </text:span><text:span text:style-name="T20">Viernes 13 octubre a las 23:55.</text:span></text:p>
      <text:p text:style-name="Standard">La actividad será evaluada cuando haya pasado la fecha límite de la entrega.</text:p>
      <text:p text:style-name="P10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113947624113611" text:continue-numbering="true" text:style-name="WWNum5">
        <text:list-item>
          <text:p text:style-name="P42"><text:bookmark text:name="_9maybllx2a09"/>Observaciones previas a la realización de tareas evaluables</text:p>
        </text:list-item>
      </text:list>
      <text:list xml:id="list1218652094" text:style-name="WWNum6">
        <text:list-item>
          <text:p text:style-name="P21">Salvo excepciones que lo indique en cada actividad, deberás generar un único documento para todo el boletín y en ese documento incluir la respuesta a cada actividad.</text:p>
        </text:list-item>
      </text:list>
      <text:list xml:id="list4197419486" text:style-name="WWNum1">
        <text:list-item>
          <text:list>
            <text:list-item>
              <text:p text:style-name="P38">Si para la entrega se requiere entregar varios ficheros, entrégalos comprimido en un único fichero con extensión “.zip”.</text:p>
            </text:list-item>
          </text:list>
        </text:list-item>
      </text:list>
      <text:list xml:id="list113947489954802" text:continue-list="list1218652094" text:style-name="WWNum6">
        <text:list-item>
          <text:p text:style-name="P27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39">El índice solo será necesario si el documento (sin contar portada) ocupa más de una página y tiene más de un apartado. </text:p>
            </text:list-item>
          </text:list>
        </text:list-item>
        <text:list-item>
          <text:p text:style-name="P32">Las actividades deben realizarse en la lengua indicada en cada actividad. La gramática y ortografía tenéis que intentar hacerla bien.</text:p>
        </text:list-item>
      </text:list>
      <text:p text:style-name="P10"><text:span text:style-name="T11"><text:s/>❕</text:span><text:span text:style-name="T12"> </text:span><text:span text:style-name="T10">Atención: </text:span>no cumplir estas consideraciones puede reducir la nota hasta 3 puntos.</text:p>
      <text:list xml:id="list113947148754898" text:continue-list="list113947624113611" text:style-name="WWNum5">
        <text:list-item>
          <text:p text:style-name="P42"><text:bookmark text:name="_4owcmsjlyn6b"/>Actividad 01</text:p>
        </text:list-item>
      </text:list>
      <text:p text:style-name="Standard"><text:span text:style-name="T20">Este trabajo lo debéis realizar con vuestro compañero de al lado, aunque cada uno deberá hacer su propio documento explicativo.</text:span></text:p>
      <text:p text:style-name="Standard">Configura un entorno de red local con dos máquinas Windows (con nombres EQUIPOA y EQUIPOB) y GrupoTrabajoX, que estén dentro de la red 192.168.X.0/24 (donde X será un número que os dirá el profesor para evitar coincidencia de IPs, basado en la posición en clase).</text:p>
      <text:p text:style-name="Standard">Una vez conectadas a su propia red, debes configurarlas para poder realizar el intercambio de archivos entre ellas. Asegúrate de que ambas máquinas pertenezcan al mismo grupo de trabajo y que los usuarios tengan acceso a una carpeta compartida en la otra máquina.</text:p>
      <text:p text:style-name="Standard"/>
      <text:p text:style-name="Standard"><text:span text:style-name="T10">Preparación de Máquinas:</text:span></text:p>
      <text:p text:style-name="Standard"><text:soft-page-break/>Nombre de Máquina A: EQUIPOA</text:p>
      <text:p text:style-name="Standard">Nombre de Máquina B: EQUIPOB</text:p>
      <text:p text:style-name="Standard">Grupo de Trabajo en ambas máquinas: GrupoTrabajoX</text:p>
      <text:p text:style-name="Standard">Asegúrate de que ambas máquinas estén encendidas y conectadas a la misma red local.</text:p>
      <text:p text:style-name="Standard"/>
      <text:p text:style-name="Standard"><text:span text:style-name="T10">Configuración del Grupo de Trabajo:</text:span></text:p>
      <text:p text:style-name="Standard">En EQUIPOA y EQUIPOB, establece el nombre del grupo de trabajo como "GrupoTrabajoX". Reinicia las máquinas si es necesario para aplicar los cambios.</text:p>
      <text:p text:style-name="Standard"/>
      <text:p text:style-name="Standard"><text:span text:style-name="T10">Creación de una Carpeta Compartida en EQUIPOA:</text:span></text:p>
      <text:p text:style-name="Standard"/>
      <text:list xml:id="list964180988" text:style-name="WWNum7">
        <text:list-item>
          <text:p text:style-name="P22">En EQUIPOA, selecciona una carpeta en tu disco duro local que desees compartir.</text:p>
        </text:list-item>
        <text:list-item>
          <text:p text:style-name="P28">Haz clic con el botón derecho en la carpeta y selecciona "Propiedades".</text:p>
        </text:list-item>
        <text:list-item>
          <text:p text:style-name="P28">En la pestaña "Compartir", habilita la opción "Compartir esta carpeta".</text:p>
        </text:list-item>
        <text:list-item>
          <text:p text:style-name="P28">Define un nombre compartido para la carpeta (por ejemplo, "CompartidoA").</text:p>
        </text:list-item>
        <text:list-item>
          <text:p text:style-name="P33">Configura los permisos de uso compartido para permitir el acceso a un usuario específico en EQUIPOB. Asegúrate de que los permisos sean adecuados para la práctica.</text:p>
        </text:list-item>
      </text:list>
      <text:p text:style-name="Standard"/>
      <text:p text:style-name="Standard"><text:span text:style-name="T10">Acceso a la Carpeta Compartida desde EQUIPOB:</text:span></text:p>
      <text:p text:style-name="Standard"/>
      <text:list xml:id="list804914474" text:style-name="WWNum4">
        <text:list-item>
          <text:p text:style-name="P23">En EQUIPOB, abre el Explorador de archivos.</text:p>
        </text:list-item>
        <text:list-item>
          <text:p text:style-name="P29">En la barra de direcciones, escribe\\WinA para acceder a la carpeta compartida en Máquina A.</text:p>
        </text:list-item>
        <text:list-item>
          <text:p text:style-name="P29">Introduce las credenciales de usuario.</text:p>
        </text:list-item>
        <text:list-item>
          <text:p text:style-name="P34">Explora la carpeta compartida y crea un archivo en ella desde EQUIPOB.</text:p>
        </text:list-item>
      </text:list>
      <text:p text:style-name="P40"/>
      <text:p text:style-name="P10"><text:span text:style-name="T9"><text:s/>📕 </text:span><text:span text:style-name="T10">A entregar: </text:span>documento con capturas explicando todo el proceso.</text:p>
      <text:list xml:id="list113947220162804" text:continue-list="list113947148754898" text:style-name="WWNum5">
        <text:list-item>
          <text:p text:style-name="P42"><text:bookmark text:name="_9bbw7k88gyj3"/>Actividad 02</text:p>
        </text:list-item>
      </text:list>
      <text:p text:style-name="Standard"><text:span text:style-name="T20">Este trabajo lo debéis realizar con vuestro compañero de al lado, aunque cada uno deberá hacer su propio documento explicativo.</text:span></text:p>
      <text:p text:style-name="Standard"><text:soft-page-break/></text:p>
      <text:p text:style-name="Standard">Configurar una carpeta compartida en un servidor Windows con acceso limitado basado en grupos de usuarios y configurar la asignación de unidades de red en una estación de trabajo cliente.</text:p>
      <text:p text:style-name="Standard">Tendrás dos máquinas, una como servidor (SERVIDOR) y otra como cliente (CLIENTE), ambas en la misma red local.</text:p>
      <text:p text:style-name="Standard">Crea tres grupos de usuarios en el servidor: "GrupoA," "GrupoB," y "GrupoC."</text:p>
      <text:p text:style-name="Standard">Configuración del Servidor (SERVIDOR):</text:p>
      <text:list xml:id="list3121800501" text:style-name="WWNum8">
        <text:list-item>
          <text:p text:style-name="P24">Crea una carpeta llamada "CompartidoServer" en una ubicación de tu elección en el servidor.</text:p>
        </text:list-item>
        <text:list-item>
          <text:p text:style-name="P30">Comparte esta carpeta y configura permisos de acceso de la siguiente manera:</text:p>
        </text:list-item>
        <text:list-item>
          <text:p text:style-name="P30">Permiso "Control Total" para "GrupoA."</text:p>
        </text:list-item>
        <text:list-item>
          <text:p text:style-name="P30">Permiso "Lectura" para "GrupoB."</text:p>
        </text:list-item>
        <text:list-item>
          <text:p text:style-name="P35">No permitas el acceso a "GrupoC."</text:p>
        </text:list-item>
      </text:list>
      <text:p text:style-name="Standard">Configuración del Cliente (CLIENTE):</text:p>
      <text:list xml:id="list3967789291" text:style-name="WWNum3">
        <text:list-item>
          <text:p text:style-name="P25">En el cliente (CLIENTE), asigna una unidad de red a la carpeta compartida en el servidor.</text:p>
        </text:list-item>
        <text:list-item>
          <text:p text:style-name="P31">Abre el Explorador de archivos en CLIENTE.</text:p>
        </text:list-item>
        <text:list-item>
          <text:p text:style-name="P31">Haz clic en "Este equipo" en el panel izquierdo.</text:p>
        </text:list-item>
        <text:list-item>
          <text:p text:style-name="P31">En la pestaña "Equipo", selecciona "Asignar unidad de red" en la parte superior.</text:p>
        </text:list-item>
        <text:list-item>
          <text:p text:style-name="P31">Elige una letra de unidad disponible y, en "Carpeta," ingresa la dirección de red del servidor y la carpeta compartida (por ejemplo, "\SERVIDOR\CompartidoServer").</text:p>
        </text:list-item>
        <text:list-item>
          <text:p text:style-name="P31">Marca la casilla "Conectar usando las credenciales diferentes" e ingresa las credenciales de un usuario que sea miembro de "GrupoA" en el servidor.</text:p>
        </text:list-item>
        <text:list-item>
          <text:p text:style-name="P36">Haz clic en "Finalizar" para asignar la unidad de red.</text:p>
        </text:list-item>
      </text:list>
      <text:p text:style-name="Standard">Verificación:</text:p>
      <text:list xml:id="list1203052933" text:style-name="WWNum2">
        <text:list-item>
          <text:p text:style-name="P26">Desde el cliente (CLIENTE), intenta acceder a la unidad de red asignada. Deberías poder ver y abrir archivos en la carpeta compartida.</text:p>
        </text:list-item>
        <text:list-item>
          <text:p text:style-name="P37">Intenta crear un nuevo archivo o carpeta en la unidad de red asignada. Deberías poder hacerlo si eres miembro de "GrupoA.".</text:p>
        </text:list-item>
      </text:list>
      <text:p text:style-name="Standard"/>
      <text:p text:style-name="P10"><text:span text:style-name="T9"><text:s/>📕 </text:span><text:span text:style-name="T10">A entregar: </text:span>documento con capturas explicando todo el proceso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fo:font-size="12pt"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5. Actividades evaluables 01</text:span></text:p>
      </style:header>
      <style:footer>
        <text:p text:style-name="MP4"><text:span text:style-name="MT1">CFGM Sistemas Microinformáticos y Redes<text:tab/><text:tab/>Unidad 05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78" meta:word-count="954" meta:character-count="5797" meta:non-whitespace-character-count="4939"/>
    <meta:generator>LibreOfficeDev/6.0.5.2$Linux_X86_64 LibreOffice_project/</meta:generator>
  </office:meta>
</office:document-meta>
</file>